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000000104000000CB24525A8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 style:list-style-name="L1">
      <style:paragraph-properties fo:text-align="start" style:justify-single-word="false"/>
      <style:text-properties style:text-position="0% 100%" fo:font-size="11pt" officeooo:rsid="0026eebb" officeooo:paragraph-rsid="0026eebb" style:font-size-asian="11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fo:font-size="11pt" officeooo:rsid="0028c935" officeooo:paragraph-rsid="0028c935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1pt" officeooo:rsid="0028c935" officeooo:paragraph-rsid="0028c935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fo:font-size="11pt" officeooo:rsid="00292ee0" officeooo:paragraph-rsid="00292ee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1pt" officeooo:rsid="00292ee0" officeooo:paragraph-rsid="00292ee0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fo:font-size="11pt" officeooo:rsid="002a8554" officeooo:paragraph-rsid="002a855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1pt" officeooo:rsid="002a8554" officeooo:paragraph-rsid="002a8554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fo:font-size="11pt" officeooo:rsid="002b941b" officeooo:paragraph-rsid="002b941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1pt" officeooo:rsid="002b941b" officeooo:paragraph-rsid="002b941b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fo:font-size="11pt" officeooo:rsid="002f0666" officeooo:paragraph-rsid="002f066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officeooo:rsid="002f0666" officeooo:paragraph-rsid="002f0666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142ad" officeooo:paragraph-rsid="003142ad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1pt" officeooo:rsid="003142ad" officeooo:paragraph-rsid="003142ad" style:font-size-asian="11pt" style:font-size-complex="11pt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45c6f" officeooo:paragraph-rsid="00345c6f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45c6f" officeooo:paragraph-rsid="00358585" style:font-size-asian="11pt" style:font-size-complex="11pt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45c6f" officeooo:paragraph-rsid="00367572" style:font-size-asian="11pt" style:font-size-complex="11pt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45c6f" officeooo:paragraph-rsid="00375a53" style:font-size-asian="11pt" style:font-size-complex="11pt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45c6f" officeooo:paragraph-rsid="00392e7f" style:font-size-asian="11pt" style:font-size-complex="11pt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45c6f" officeooo:paragraph-rsid="0039c5f5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1pt" officeooo:rsid="00345c6f" officeooo:paragraph-rsid="00345c6f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1pt" officeooo:rsid="00345c6f" officeooo:paragraph-rsid="00358585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1pt" officeooo:rsid="00345c6f" officeooo:paragraph-rsid="00392e7f" style:font-size-asian="11pt" style:font-size-complex="11pt"/>
    </style:style>
    <style:style style:name="P24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525f7" officeooo:paragraph-rsid="003525f7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1pt" officeooo:rsid="003525f7" officeooo:paragraph-rsid="003525f7" style:font-size-asian="11pt" style:font-size-complex="11pt"/>
    </style:style>
    <style:style style:name="P26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9cd15" officeooo:paragraph-rsid="0039cd15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style:text-position="0% 100%" fo:font-size="11pt" officeooo:rsid="003a16cc" officeooo:paragraph-rsid="003a16cc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1pt" fo:font-style="italic" officeooo:rsid="003525f7" officeooo:paragraph-rsid="003525f7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text-align="center" style:justify-single-word="false"/>
      <style:text-properties fo:font-size="11pt" officeooo:paragraph-rsid="001f667d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paragraph-rsid="001f667d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paragraph-rsid="003525f7" style:font-size-asian="11pt" style:font-size-complex="11pt"/>
    </style:style>
    <style:style style:name="T1" style:family="text">
      <style:text-properties officeooo:rsid="001d9ab3"/>
    </style:style>
    <style:style style:name="T2" style:family="text">
      <style:text-properties style:text-position="super 58%" officeooo:rsid="002ea7c0"/>
    </style:style>
    <style:style style:name="T3" style:family="text">
      <style:text-properties officeooo:rsid="0026eebb"/>
    </style:style>
    <style:style style:name="T4" style:family="text">
      <style:text-properties officeooo:rsid="002ea7c0"/>
    </style:style>
    <style:style style:name="T5" style:family="text">
      <style:text-properties officeooo:rsid="00367572"/>
    </style:style>
    <style:style style:name="T6" style:family="text">
      <style:text-properties officeooo:rsid="0039c5f5"/>
    </style:style>
    <style:style style:name="T7" style:family="text">
      <style:text-properties officeooo:rsid="0039cd15"/>
    </style:style>
    <style:style style:name="T8" style:family="text">
      <style:text-properties officeooo:rsid="003a16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3">Quiz</text:span> <text:variable-set text:name="Assignment" office:value-type="float" office:value="1" style:data-style-name="N0">1</text:variable-set>: <text:span text:style-name="T3">Kinematics</text:span></text:p>
      <text:list xml:id="list5950089566971178544" text:style-name="L1">
        <text:list-item>
          <text:p text:style-name="P2">A car starts from rest and accelerates uniformly at at rate of 4.9 m/s2. <text:s/>What is its speed after it has traveled 200 meters?</text:p>
          <text:list>
            <text:list-item>
              <text:p text:style-name="P3">1960 m/s</text:p>
            </text:list-item>
            <text:list-item>
              <text:p text:style-name="P3">62.6 m/s</text:p>
            </text:list-item>
            <text:list-item>
              <text:p text:style-name="P3">44.3 m/s</text:p>
            </text:list-item>
            <text:list-item>
              <text:p text:style-name="P3">31.3 m/s</text:p>
            </text:list-item>
          </text:list>
        </text:list-item>
      </text:list>
      <text:p text:style-name="P4"/>
      <text:list xml:id="list74705768789039" text:continue-numbering="true" text:style-name="L1">
        <text:list-item>
          <text:p text:style-name="P5">Two spheres, A and B, are simultaneously <text:s/>projected horizontally from the top of a tower. Sphere A has a horizontal speed of 40. meters per second and sphere B has a horizontal speed of 20. meters per second. Which statement best describes the time required for the spheres to reach the ground and the horizontal distance they travel? [Neglect friction and assume the ground is level.]</text:p>
          <text:list>
            <text:list-item>
              <text:p text:style-name="P5">Both spheres hit the ground at the same time and at the same distance from the base of the tower.</text:p>
            </text:list-item>
            <text:list-item>
              <text:p text:style-name="P5">Both spheres hit the ground at the same time, but sphere A lands twice as far as sphere B from the base of the tower.</text:p>
            </text:list-item>
            <text:list-item>
              <text:p text:style-name="P5">Both spheres hit the ground at the same time, but sphere B lands twice as far as sphere A from the base of the tower.</text:p>
            </text:list-item>
            <text:list-item>
              <text:p text:style-name="P5">Sphere A hits the ground before sphere B, and sphere A lands twice as far as sphere B from the base of the tower.</text:p>
            </text:list-item>
          </text:list>
        </text:list-item>
      </text:list>
      <text:p text:style-name="P6"/>
      <text:list xml:id="list74704200098052" text:continue-numbering="true" text:style-name="L1">
        <text:list-item>
          <text:p text:style-name="P7">A man stands on the top of a bridge, where he drops a rock. <text:s/>Half a second later, he drops another rock. As the rocks fall, the distance between them will - </text:p>
          <text:list>
            <text:list-item>
              <text:p text:style-name="P7">increase</text:p>
            </text:list-item>
            <text:list-item>
              <text:p text:style-name="P7">decrease</text:p>
            </text:list-item>
            <text:list-item>
              <text:p text:style-name="P7">stay the same</text:p>
            </text:list-item>
            <text:list-item>
              <text:p text:style-name="P7">it is impossible to tell without knowing the masses of the rocks.</text:p>
            </text:list-item>
          </text:list>
        </text:list-item>
      </text:list>
      <text:p text:style-name="P8"/>
      <text:list xml:id="list74704138405689" text:continue-numbering="true" text:style-name="L1">
        <text:list-item>
          <text:p text:style-name="P9">A golf ball is given an initial speed of 20. meters per second and returns to level ground. Which</text:p>
          <text:p text:style-name="P9">launch angle above level ground results in the ball traveling the greatest horizontal distance? </text:p>
          <text:list>
            <text:list-item>
              <text:p text:style-name="P9">60.°</text:p>
            </text:list-item>
            <text:list-item>
              <text:p text:style-name="P9">30.°</text:p>
            </text:list-item>
            <text:list-item>
              <text:p text:style-name="P9">45°</text:p>
            </text:list-item>
            <text:list-item>
              <text:p text:style-name="P9">15°</text:p>
            </text:list-item>
          </text:list>
        </text:list-item>
      </text:list>
      <text:p text:style-name="P10"/>
      <text:list xml:id="list74704550967834" text:continue-numbering="true" text:style-name="L1">
        <text:list-item>
          <text:p text:style-name="P11">A spacecraft is drifting through space at a constant velocity. <text:s/>Suddenly, a gas leak in the side of the spacecraft gives it a constant acceleration in a direction perpendicular to the original velocity. <text:s/>The orientation of the spacecraft does not change, so the acceleration remains perpendicular to the original direction of the velocity. <text:s/>What is the shape of the path the spacecraft moves along? <text:s/></text:p>
          <text:list>
            <text:list-item>
              <text:p text:style-name="P11">Linear</text:p>
            </text:list-item>
            <text:list-item>
              <text:p text:style-name="P11">Circular</text:p>
            </text:list-item>
            <text:list-item>
              <text:p text:style-name="P11">Parabolic</text:p>
            </text:list-item>
            <text:list-item>
              <text:p text:style-name="P11">Hyperbolic</text:p>
            </text:list-item>
          </text:list>
        </text:list-item>
      </text:list>
      <text:p text:style-name="P12"/>
      <text:list xml:id="list74705706420632" text:continue-numbering="true" text:style-name="L1">
        <text:list-item>
          <text:p text:style-name="P13">Which of the following objects would have an acceleration of 0 m/s.</text:p>
          <text:list>
            <text:list-item>
              <text:p text:style-name="P13">A car that begins to move as a traffic light turns green.</text:p>
            </text:list-item>
            <text:list-item>
              <text:p text:style-name="P13">An airplane flying at a constant speed along a circular path.</text:p>
            </text:list-item>
            <text:list-item>
              <text:p text:style-name="P13">A train coasting down a hill.</text:p>
            </text:list-item>
            <text:list-item>
              <text:p text:style-name="P13">A boat traveling at a constant speed along a straight path.</text:p>
            </text:list-item>
          </text:list>
        </text:list-item>
      </text:list>
      <text:p text:style-name="P14"/>
      <text:list xml:id="list74703973292232" text:continue-numbering="true" text:style-name="L1">
        <text:list-item>
          <text:p text:style-name="P15"><text:soft-page-break/>A softball is thrown from outfield to the catcher. <text:s/>Which of the following statements is true when the ball reaches its highest point?</text:p>
          <text:list>
            <text:list-item>
              <text:p text:style-name="P15">Both its velocity and acceleration are 0 m/s.</text:p>
            </text:list-item>
            <text:list-item>
              <text:p text:style-name="P15">Its velocity is non-zero but its acceleration is zero.</text:p>
            </text:list-item>
            <text:list-item>
              <text:p text:style-name="P15">Its velocity is perpendicular to its acceleration</text:p>
            </text:list-item>
            <text:list-item>
              <text:p text:style-name="P16">Both its velocity and acceleration could be zero, depending on the angle the ball is thrown.</text:p>
            </text:list-item>
          </text:list>
        </text:list-item>
      </text:list>
      <text:p text:style-name="P22"/>
      <text:list xml:id="list74705122022558" text:continue-numbering="true" text:style-name="L1">
        <text:list-item>
          <text:p text:style-name="P17"><text:span text:style-name="T5">A book is moved once around the perimeter of a table, with dimensions 1m x 2 m. <text:s/>It ends up in the same position it started from. <text:s text:c="2"/>What are the distance traveled and displacement of the book?</text:span></text:p>
          <text:list>
            <text:list-item>
              <text:p text:style-name="P18"><draw:frame draw:style-name="fr2" draw:name="Object1" text:anchor-type="as-char" svg:y="-0.1484in" svg:width="1.0783in" svg:height="0.2634in" draw:z-index="2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8"><draw:frame draw:style-name="fr2" draw:name="Object2" text:anchor-type="as-char" svg:y="-0.1484in" svg:width="1.0835in" svg:height="0.2634in" draw:z-index="3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18"><draw:frame draw:style-name="fr2" draw:name="Object3" text:anchor-type="as-char" svg:y="-0.1484in" svg:width="1.0835in" svg:height="0.2634in" draw:z-index="4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19"><draw:frame draw:style-name="fr2" draw:name="Object4" text:anchor-type="as-char" svg:y="-0.1484in" svg:width="1.0839in" svg:height="0.2634in" draw:z-index="5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</text:list>
      <text:p text:style-name="P23"/>
      <text:list xml:id="list74705441604424" text:continue-numbering="true" text:style-name="L1">
        <text:list-item>
          <text:p text:style-name="P20"><text:span text:style-name="T6">On another planet, a marble is released from rest and allowed to fall. <text:s/>It falls 4 m in the first second. What distance does it fall in the next second?</text:span></text:p>
          <text:list>
            <text:list-item>
              <text:p text:style-name="P20"><text:span text:style-name="T6">4 m</text:span></text:p>
            </text:list-item>
            <text:list-item>
              <text:p text:style-name="P20"><text:span text:style-name="T6">8 m</text:span></text:p>
            </text:list-item>
            <text:list-item>
              <text:p text:style-name="P20"><text:span text:style-name="T6">12 m</text:span></text:p>
            </text:list-item>
            <text:list-item>
              <text:p text:style-name="P20"><text:span text:style-name="T6">16 m</text:span></text:p>
            </text:list-item>
          </text:list>
        </text:list-item>
      </text:list>
      <text:p text:style-name="P21"/>
      <text:p text:style-name="P28">In question 10, two answers are correct. <text:s/>Select BOTH. <text:s/>No credit will be given for incorrect or partially correct answers. <text:s/></text:p>
      <text:p text:style-name="P28"><draw:frame draw:style-name="fr3" draw:name="Object5" text:anchor-type="paragraph" svg:x="0.8327in" svg:y="0.0902in" svg:width="4.5043in" svg:height="2.2016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74704269893504" text:continue-numbering="true" text:style-name="L1">
        <text:list-item>
          <text:p text:style-name="P24">Which of the following best <text:span text:style-name="T7">describe the motion of the object in the graph?</text:span></text:p>
          <text:list>
            <text:list-item>
              <text:p text:style-name="P26">The object is stopped from t=3s to t=5s. <text:s/></text:p>
            </text:list-item>
            <text:list-item>
              <text:p text:style-name="P26">The object <text:span text:style-name="T8">moves to the right from t=0s to t=3 seconds.</text:span></text:p>
            </text:list-item>
            <text:list-item>
              <text:p text:style-name="P27">At t=6s, the speed of the object is -3 m/s.</text:p>
            </text:list-item>
            <text:list-item>
              <text:p text:style-name="P27">The magnitude of the velocity at t=6s is equal to the magnitude of the velocity at t=9s. <text:s/></text:p>
            </text:list-item>
          </text:list>
        </text:list-item>
      </text:list>
      <text:p text:style-name="P25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ea7c0"/>
    </style:style>
    <style:style style:name="MT3" style:family="text">
      <style:text-properties style:text-position="super 58%" officeooo:rsid="002ea7c0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1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6-04-08T07:47:03.889185860" text:date-adjust="PT24H00M00S">04/09/16</text:date></text:span></text:p>
      </style:header>
      <style:footer>
        <text:p text:style-name="MP1"><text:span text:style-name="MT2">4</text:span><text:span text:style-name="MT3">th</text:span><text:span text:style-name="MT2"> </text:span>Nine Weeks<text:tab/><text:page-number text:select-page="current">1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07:09:53.313972468</meta:creation-date>
    <meta:editing-duration>PT37M</meta:editing-duration>
    <meta:editing-cycles>23</meta:editing-cycles>
    <meta:generator>LibreOffice/4.3.7.2$Linux_X86_64 LibreOffice_project/430$Build-2</meta:generator>
    <dc:date>2016-04-08T07:47:03.761707415</dc:date>
    <meta:document-statistic meta:table-count="0" meta:image-count="1" meta:object-count="5" meta:page-count="2" meta:paragraph-count="55" meta:word-count="677" meta:character-count="3536" meta:non-whitespace-character-count="2917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3</mn>
      </mrow>
      <mi>m</mi>
      <mi>,</mi>
      <mrow>
        <mover accent="true">
          <mi>d</mi>
          <mo stretchy="false">⃗</mo>
        </mover>
        <mo stretchy="false">=</mo>
        <mn>3</mn>
      </mrow>
      <mi>m</mi>
    </mrow>
    <annotation encoding="StarMath 5.0">d = 3 m, vec d = 3 m</annotation>
  </semantics>
</math>
</file>

<file path=Object 2/content.xml><?xml version="1.0" encoding="utf-8"?>
<math xmlns="http://www.w3.org/1998/Math/MathML" display="block">
  <semantics>
    <mrow>
      <mrow>
        <mi>d</mi>
        <mo stretchy="false">=</mo>
        <mn>6</mn>
      </mrow>
      <mi>m</mi>
      <mi>,</mi>
      <mrow>
        <mover accent="true">
          <mi>d</mi>
          <mo stretchy="false">⃗</mo>
        </mover>
        <mo stretchy="false">=</mo>
        <mn>0</mn>
      </mrow>
      <mi>m</mi>
    </mrow>
    <annotation encoding="StarMath 5.0">d = 6 m, vec d = 0 m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</mn>
      </mrow>
      <mi>m</mi>
      <mi>,</mi>
      <mrow>
        <mover accent="true">
          <mi>d</mi>
          <mo stretchy="false">⃗</mo>
        </mover>
        <mo stretchy="false">=</mo>
        <mn>6</mn>
      </mrow>
      <mi>m</mi>
    </mrow>
    <annotation encoding="StarMath 5.0">d = 0 m, vec d = 6 m</annotation>
  </semantics>
</math>
</file>

<file path=Object 4/content.xml><?xml version="1.0" encoding="utf-8"?>
<math xmlns="http://www.w3.org/1998/Math/MathML" display="block">
  <semantics>
    <mrow>
      <mrow>
        <mi>d</mi>
        <mo stretchy="false">=</mo>
        <mn>6</mn>
      </mrow>
      <mi>m</mi>
      <mi>,</mi>
      <mrow>
        <mover accent="true">
          <mi>d</mi>
          <mo stretchy="false">⃗</mo>
        </mover>
        <mo stretchy="false">=</mo>
        <mn>6</mn>
      </mrow>
      <mi>m</mi>
    </mrow>
    <annotation encoding="StarMath 5.0">d = 6 m, vec d = 6 m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minimum="0" chart:maximum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4cm" svg:height="5.591cm" xlink:href="." xlink:type="simple" chart:class="chart:scatter" chart:style-name="ch1">
        <chart:title svg:x="3.771cm" svg:y="0.247cm" chart:style-name="ch2">
          <text:p>Motion of an Object</text:p>
        </chart:title>
        <chart:plot-area chart:style-name="ch3" chart:data-source-has-labels="both" svg:x="1.239cm" svg:y="1.137cm" svg:width="9.973cm" svg:height="3.362cm">
          <chartooo:coordinate-region svg:x="1.86cm" svg:y="1.336cm" svg:width="9.165cm" svg:height="2.516cm"/>
          <chart:axis chart:dimension="x" chart:name="primary-x" chart:style-name="ch4" chartooo:axis-type="auto">
            <chart:title svg:x="5.572cm" svg:y="4.61cm" chart:style-name="ch5">
              <text:p>Time (s)</text:p>
            </chart:title>
            <chart:categories table:cell-range-address="local-table.$A$2:.$A$12"/>
            <chart:grid chart:style-name="ch6" chart:class="major"/>
          </chart:axis>
          <chart:axis chart:dimension="y" chart:name="primary-y" chart:style-name="ch7">
            <chart:title svg:x="0.451cm" svg:y="3.762cm" chart:style-name="ch8">
              <text:p>Position (m)</text:p>
            </chart:title>
            <chart:grid chart:style-name="ch6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